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ub_20_judul_20_A.">
      <style:text-properties officeooo:paragraph-rsid="0099763d"/>
    </style:style>
    <style:style style:name="P4" style:family="paragraph" style:parent-style-name="sub_20_judul_20_isi_20_A">
      <style:text-properties officeooo:paragraph-rsid="0099763d"/>
    </style:style>
    <style:style style:name="P5" style:family="paragraph" style:parent-style-name="Standard" style:list-style-name="">
      <style:paragraph-properties fo:margin-top="0cm" fo:margin-bottom="0cm" loext:contextual-spacing="false" fo:line-height="150%" fo:text-align="center" style:justify-single-word="false"/>
      <style:text-properties officeooo:paragraph-rsid="00675721"/>
    </style:style>
    <style:style style:name="P6" style:family="paragraph" style:parent-style-name="Standard" style:list-style-name="">
      <style:paragraph-properties fo:margin-top="0cm" fo:margin-bottom="0cm" loext:contextual-spacing="false" fo:line-height="150%" fo:text-align="center" style:justify-single-word="false"/>
      <style:text-properties fo:font-weight="bold" officeooo:paragraph-rsid="00675721" style:font-weight-asian="bold" style:font-weight-complex="bold"/>
    </style:style>
    <style:style style:name="P7"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675721" style:font-weight-asian="bold" style:font-weight-complex="bold"/>
    </style:style>
    <style:style style:name="P8" style:family="paragraph" style:parent-style-name="sub_20_judul_20_isi_20_A" style:list-style-name="L5">
      <style:text-properties officeooo:paragraph-rsid="0099763d"/>
    </style:style>
    <style:style style:name="P9"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9d33e6"/>
    </style:style>
    <style:style style:name="P10" style:family="paragraph" style:parent-style-name="sub_20_judul_20_isi_20_A" style:list-style-name="L4">
      <style:text-properties officeooo:rsid="009d33e6" officeooo:paragraph-rsid="009d33e6"/>
    </style:style>
    <style:style style:name="P11" style:family="paragraph" style:parent-style-name="sub_20_judul_20_isi_20_A" style:list-style-name="L3">
      <style:paragraph-properties fo:margin-left="0cm" fo:margin-right="0cm" fo:text-indent="0cm" style:auto-text-indent="false"/>
      <style:text-properties officeooo:paragraph-rsid="0099763d"/>
    </style:style>
    <style:style style:name="P12"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9cecd2"/>
    </style:style>
    <style:style style:name="P13"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9d33e6"/>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AB I</text:h>
      <text:h text:style-name="P6" text:outline-level="1">PENDAHULUAN</text:h>
      <text:p text:style-name="sub_20_judul_20_A."/>
      <text:p text:style-name="sub_20_judul_20_A.">A. Latar Belakang Masalah</text:p>
      <text:p text:style-name="sub_20_judul_20_isi_20_A"><text:tab/>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sub_20_judul_20_isi_20_A"><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open source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p>
      <text:p text:style-name="sub_20_judul_20_isi_20_A"><text:tab/>Sekarang sudah banyak sekali aplikasi berbasis open source yang sudah banyak dikenal oleh masyarakat, seperti inkscape untuk keperluan desain, blender untuk kebutuhan 3D, libreoffice untuk kebutuhan office dan masih banyak program yang sudah dikenal masyarakat. Perusahaan pun tidak mau kalah dengan hal ini, salah satu pabrik sepatu pun ada yang ikut menjadi salah satu sponsor resmi dari sebuah progam berbasis open source. Tapi nyata <text:soft-page-break/>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distro.</text:p>
      <text:p text:style-name="sub_20_judul_20_isi_20_A"><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Remastering GNU/Linux Xubuntu dengan UCK berbasis Mahasiswa”.</text:p>
      <text:h text:style-name="P5" text:outline-level="1"><text:s text:c="7"/></text:h>
      <text:p text:style-name="sub_20_judul_20_A.">B. Identifikasi Masalah </text:p>
      <text:p text:style-name="sub_20_judul_20_isi_20_A">Bedasaran dari latar belakang diatas, maka dapat diidentifikas beberapa masalah yang dihadapi adalah sebagai berikut :</text:p>
      <text:list xml:id="list3579488439" text:style-name="L1">
        <text:list-item>
          <text:p text:style-name="P12">Kurang nya efisien distro-distro berbasis linux untuk mahasiswa.</text:p>
        </text:list-item>
        <text:list-item>
          <text:p text:style-name="P9">Kurang maksimal nya pengguanaan sistem operasi open source dikalangan mahasiswa.</text:p>
        </text:list-item>
      </text:list>
      <text:p text:style-name="sub_20_judul_20_A."/>
      <text:p text:style-name="P3">C. Pembatasan Masalah</text:p>
      <text:p text:style-name="P4">Permasalahkan yang akan diteliti dibatasi agar penelitian berfokus pada tujuan yang ingin dicapai. Batasan permasalahan yang tercakup pada penelitian adalah :</text:p>
      <text:list xml:id="list1207950353" text:style-name="L2">
        <text:list-item>
          <text:p text:style-name="P13"><text:span text:style-name="halaman_20_bab"><text:span text:style-name="T1">Pembuatan sistem operasi ubos dengan modifikasi sistem operasi GNU/Linux Xubuntu 16.04 </text:span></text:span><text:span text:style-name="halaman_20_bab"><text:span text:style-name="T2">LTS</text:span></text:span></text:p>
        </text:list-item>
        <text:list-item>
          <text:p text:style-name="P13"><text:span text:style-name="halaman_20_bab"><text:span text:style-name="T1">Modifikasi sistem menggunakan teknik remaster dengan program UCK.</text:span></text:span></text:p>
        </text:list-item>
        <text:list-item>
          <text:p text:style-name="P13"><text:span text:style-name="halaman_20_bab"><text:span text:style-name="T2">Modifikasi hanya dilakukan untuk mengubah program bawaan setelah install sistem operasi berbasis linux.</text:span></text:span></text:p>
        </text:list-item>
      </text:list>
      <text:list xml:id="list3739326363" text:style-name="L3">
        <text:list-header>
          <text:p text:style-name="P11"/>
        </text:list-header>
      </text:list>
      <text:h text:style-name="P5" text:outline-level="1"><text:soft-page-break/></text:h>
      <text:h text:style-name="P5" text:outline-level="1"/>
      <text:p text:style-name="P3">D. Perumusan masalah</text:p>
      <text:p text:style-name="sub_20_judul_20_isi_20_A">Berdasarkan identifikasi masalah diatas penulis dapat merumuskan masalah sebagai berikut :</text:p>
      <text:list xml:id="list35413382" text:style-name="L4">
        <text:list-item>
          <text:p text:style-name="P10">Bagaimana cara membuat distro linux yang efisien untuk mahasiswa.</text:p>
        </text:list-item>
        <text:list-item>
          <text:p text:style-name="P10">Bagaimana distro linux dapat digunakan secara maskimal untuk mahasiswa.</text:p>
        </text:list-item>
      </text:list>
      <text:p text:style-name="sub_20_judul_20_A."/>
      <text:p text:style-name="P3">E. <text:s/>Kegunaan / Menfaat Penelitian</text:p>
      <text:p text:style-name="P4">Adapun kegunaan/manfaat hasil penelitian dalam penulisan Skripsi ini, penulis berharap dapat memberikan manfaat bagi para pembaca khususnya penulis dan bagi pihak lain serta para pegawai yang bersangkutan baik Teorits dan Praktis antara lain :</text:p>
      <text:list xml:id="list1314382869" text:style-name="L5">
        <text:list-item>
          <text:p text:style-name="P8">Kegunaan Teoritis</text:p>
          <text:p text:style-name="P8">Penelitian ini Untuk menambah pengetahuan khususnya dalam pembuatan distro Linux yang dapat diterapkan di Universitas Banten Jaya.</text:p>
        </text:list-item>
        <text:list-item>
          <text:p text:style-name="P8">Kegunaan Praktis</text:p>
          <text:p text:style-name="P8">Membuat distro linux yang menarik bagi mahasiswa universitas banten jaya dan dapat meningkatkan pengenalan sistem operasi linux pada mahasiswa universitas banten ja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alaman_20_bab" style:display-name="halaman bab"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3</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23T17:41:14.231762930</dc:date>
    <meta:editing-duration>PT6H17M57S</meta:editing-duration>
    <meta:editing-cycles>48</meta:editing-cycles>
    <meta:generator>LibreOffice/6.0.3.2$Linux_X86_64 LibreOffice_project/00m0$Build-2</meta:generator>
    <meta:document-statistic meta:table-count="0" meta:image-count="0" meta:object-count="0" meta:page-count="3" meta:paragraph-count="29" meta:word-count="648" meta:character-count="4733" meta:non-whitespace-character-count="4109"/>
  </office:meta>
</office:document-meta>
</file>